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74pt solid #000000"/>
    </style:style>
    <style:style style:name="ce2" style:family="table-cell" style:parent-style-name="Default">
      <style:table-cell-properties fo:border-bottom="none" fo:background-color="#afd095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ackground-color="#afd095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ackground-color="#afd095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729fcf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729fcf" fo:border-left="0.74pt solid #000000" fo:border-right="0.74pt solid #000000" fo:border-top="0.74pt solid #000000"/>
    </style:style>
    <style:style style:name="ce7" style:family="table-cell" style:parent-style-name="Default">
      <style:table-cell-properties fo:background-color="transparent" fo:border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CabVenta</text:p>
          </table:table-cell>
          <table:table-cell table:number-columns-repeated="5"/>
          <table:table-cell table:style-name="ce1" office:value-type="string" calcext:value-type="string">
            <text:p>TipoServicios</text:p>
          </table:table-cell>
          <table:table-cell table:number-columns-repeated="5"/>
          <table:table-cell table:style-name="ce1" office:value-type="string" calcext:value-type="string">
            <text:p>Comentario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</table:table-row>
        <table:table-row table:style-name="ro1">
          <table:table-cell table:style-name="ce2" office:value-type="string" calcext:value-type="string">
            <text:p>idVenta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idServici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DNI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Char(9)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ervici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idComentario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4" office:value-type="string" calcext:value-type="string">
            <text:p>CosteServicio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Money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ce3" office:value-type="string" calcext:value-type="string">
            <text:p>TextoComentari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CosteTotal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Money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ce7" table:number-columns-repeated="5"/>
          <table:table-cell/>
          <table:table-cell table:style-name="ce4" office:value-type="string" calcext:value-type="string">
            <text:p>fecha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LinVenta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/>
          <table:table-cell table:style-name="ce1" office:value-type="string" calcext:value-type="string">
            <text:p>TipoEquipo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dLineasVenta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idVenta</text:p>
          </table:table-cell>
          <table:table-cell table:style-name="ce3" office:value-type="string" calcext:value-type="string">
            <text:p>Si</text:p>
          </table:table-cell>
          <table:table-cell table:style-name="ce5" office:value-type="string" calcext:value-type="string">
            <text:p>CabVenta.idVenta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ervici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4" office:value-type="string" calcext:value-type="string">
            <text:p>TipoEquipo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osteServicio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Money</text:p>
          </table:table-cell>
          <table:table-cell table:style-name="ce4" office:value-type="string" calcext:value-type="string">
            <text:p>No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Comentarios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/>
          <table:table-cell table:style-name="ce1" office:value-type="string" calcext:value-type="string">
            <text:p>Historico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idComentario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2" office:value-type="string" calcext:value-type="string">
            <text:p>idHistoric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extoComentari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idVenta</text:p>
          </table:table-cell>
          <table:table-cell table:style-name="ce3" office:value-type="string" calcext:value-type="string">
            <text:p>Si</text:p>
          </table:table-cell>
          <table:table-cell table:style-name="ce5" office:value-type="string" calcext:value-type="string">
            <text:p>CabVenta.idVenta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ce3" office:value-type="string" calcext:value-type="string">
            <text:p>DNI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Char(9)</text:p>
          </table:table-cell>
          <table:table-cell table:style-name="ce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correoresponsable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Fecha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steProducto</text:p>
          </table:table-cell>
          <table:table-cell table:number-columns-repeated="5"/>
          <table:table-cell table:style-name="ce4" office:value-type="string" calcext:value-type="string">
            <text:p>motivo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Varchar(25)</text:p>
          </table:table-cell>
          <table:table-cell table:style-name="ce4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Producto</text:p>
          </table:table-cell>
          <table:table-cell table:style-name="ce2" office:value-type="string" calcext:value-type="string">
            <text:p>Si</text:p>
          </table:table-cell>
          <table:table-cell table:style-name="ce6" office:value-type="string" calcext:value-type="string">
            <text:p>Productos.idProducto</text:p>
          </table:table-cell>
          <table:table-cell table:style-name="ce2" office:value-type="string" calcext:value-type="string">
            <text:p>Char(5)</text:p>
          </table:table-cell>
          <table:table-cell table:style-name="ce2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steProduct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Pvp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Money</text:p>
          </table:table-cell>
          <table:table-cell table:style-name="ce4" office:value-type="string" calcext:value-type="string">
            <text:p>No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Productos</text:p>
          </table:table-cell>
          <table:table-cell table:number-columns-repeated="5"/>
          <table:table-cell table:style-name="ce1" office:value-type="string" calcext:value-type="string">
            <text:p>Reparacione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lo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dProduct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idReparacion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ombreProduct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Varchar(25)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TipoDeEquip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antidadMinima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smallint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Fecha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antidadTotal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smallint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ce3" office:value-type="string" calcext:value-type="string">
            <text:p>DNIpropietari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Char(9)</text:p>
          </table:table-cell>
          <table:table-cell table:style-name="ce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" office:value-type="string" calcext:value-type="string">
            <text:p>Reparado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6:39:17.5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23:06:32.025000000</dc:date>
    <meta:editing-duration>PT1H25M17S</meta:editing-duration>
    <meta:editing-cycles>3</meta:editing-cycles>
    <meta:generator>LibreOffice/7.3.3.2$Windows_X86_64 LibreOffice_project/d1d0ea68f081ee2800a922cac8f79445e4603348</meta:generator>
    <meta:document-statistic meta:table-count="1" meta:cell-count="255" meta:object-count="0"/>
  </office:meta>
</office:document-meta>
</file>